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style:font-name="Calibri" fo:font-size="9pt" style:font-size-asian="9pt" style:font-size-complex="9pt"/>
    </style:style>
    <style:style style:name="ce1" style:family="table-cell" style:parent-style-name="Default">
      <style:text-properties style:font-name="Calibri" fo:font-size="9pt" style:font-size-asian="9pt" style:font-size-complex="9pt"/>
    </style:style>
    <style:style style:name="ce5" style:family="table-cell" style:parent-style-name="Default">
      <style:table-cell-properties fo:background-color="#00a933"/>
      <style:text-properties style:font-name="Calibri" fo:font-size="9pt" style:font-size-asian="9pt" style:font-size-complex="9pt"/>
    </style:style>
    <style:style style:name="ce6" style:family="table-cell" style:parent-style-name="Default">
      <style:table-cell-properties fo:background-color="#e8f2a1"/>
      <style:text-properties style:use-window-font-color="true" style:font-name="Calibri" fo:font-size="9pt" style:font-size-asian="9pt" style:font-size-complex="9pt"/>
    </style:style>
    <style:style style:name="ce2" style:family="table-cell" style:parent-style-name="Default" style:data-style-name="N99"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ourier New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Spell Index</text:p>
          </table:table-cell>
          <table:table-cell table:style-name="ce3" office:value-type="string" calcext:value-type="string">
            <text:p>Spell 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office:value-type="string" calcext:value-type="string">
            <text:p>Spell Book Page Title</text:p>
          </table:table-cell>
          <table:table-cell office:value-type="string" calcext:value-type="string">
            <text:p>CP TP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 Ty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ir Elemental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gel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imate Dead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ch Angel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ack Channels</text:p>
          </table:table-cell>
          <table:table-cell table:number-columns-repeated="4"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Elemental</text:p>
          </table:table-cell>
          <table:table-cell table:number-columns-repeated="4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re Elemental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gic Spirit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 table:style-name="Default"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Fortress</text:p>
          </table:table-cell>
          <table:table-cell table:number-columns-repeated="4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hantom Beast</text:p>
          </table:table-cell>
          <table:table-cell table:number-columns-repeated="4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hantom Warriors</text:p>
          </table:table-cell>
          <table:table-cell table:number-columns-repeated="4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table:number-columns-repeated="3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number-columns-repeated="2"/>
          <table:table-cell office:value-type="string" calcext:value-type="string">
            <text:p>Instant Comba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adow Demons</text:p>
          </table:table-cell>
          <table:table-cell table:number-columns-repeated="4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moning Circle</text:p>
          </table:table-cell>
          <table:table-cell table:number-columns-repeated="4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table:number-columns-repeated="4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ombie Master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019"/>
        </table:table-row>
        <table:table-row table:style-name="ro1" table:number-rows-repeated="1048360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Spell_Casting_Category" table:style-name="ta1">
        <table:table-column table:style-name="co6" table:default-cell-style-name="ce8"/>
        <table:table-column table:style-name="co7" table:default-cell-style-name="ce8"/>
        <table:table-column table:style-name="co4" table:number-columns-repeated="16382" table:default-cell-style-name="ce8"/>
        <table:table-row table:style-name="ro2">
          <table:table-cell office:value-type="string" calcext:value-type="string">
            <text:p>SCC</text:p>
          </table:table-cell>
          <table:table-cell office:value-type="string" calcext:value-type="string">
            <text:p>Description</text:p>
          </table:table-cell>
          <table:table-cell table:number-columns-repeated="1638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dt_Summoning</text:p>
          </table:table-cell>
          <table:table-cell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t_Enchantment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ity_Enchantment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ity_Curse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xed_Dmg_Spell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ecial_Spell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rget_Wiz_Spell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dt_Global_Enchantment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attlefield_Spell</text:p>
          </table:table-cell>
          <table:table-cell table:number-columns-repeated="1638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dt_Crafting_Spell</text:p>
          </table:table-cell>
          <table:table-cell table:number-columns-repeated="1638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struction_Spell</text:p>
          </table:table-cell>
          <table:table-cell table:number-columns-repeated="1638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esistable_Spell</text:p>
          </table:table-cell>
          <table:table-cell table:number-columns-repeated="1638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_Resist_Spell</text:p>
          </table:table-cell>
          <table:table-cell table:number-columns-repeated="1638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ndane_Enchantment</text:p>
          </table:table-cell>
          <table:table-cell table:number-columns-repeated="1638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ndane_Curse</text:p>
          </table:table-cell>
          <table:table-cell table:number-columns-repeated="1638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dt_Infusable_Spell</text:p>
          </table:table-cell>
          <table:table-cell table:number-columns-repeated="1638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spel_Spell</text:p>
          </table:table-cell>
          <table:table-cell table:number-columns-repeated="1638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isenchant_Spell</text:p>
          </table:table-cell>
          <table:table-cell table:number-columns-repeated="1638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isjunction_Spell</text:p>
          </table:table-cell>
          <table:table-cell table:number-columns-repeated="1638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unter_Spell</text:p>
          </table:table-cell>
          <table:table-cell table:number-columns-repeated="1638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ar_Dmg_Spell</text:p>
          </table:table-cell>
          <table:table-cell table:number-columns-repeated="1638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anish_Spell</text:p>
          </table:table-cell>
          <table:table-cell table:number-columns-repeated="16382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5-17T19:22:43.906000000</dc:date>
    <meta:editing-duration>P5DT9H2M27S</meta:editing-duration>
    <meta:editing-cycles>12</meta:editing-cycles>
    <meta:document-statistic meta:table-count="2" meta:cell-count="567" meta:object-count="0"/>
  </office:meta>
</office:document-meta>
</file>